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text-properties officeooo:paragraph-rsid="0011f03c"/>
    </style:style>
    <style:style style:name="P4" style:family="paragraph" style:parent-style-name="Text_20_body">
      <style:text-properties officeooo:paragraph-rsid="0011f03c"/>
    </style:style>
    <style:style style:name="P5" style:family="paragraph" style:parent-style-name="Text_20_body" style:list-style-name="L8">
      <style:text-properties officeooo:paragraph-rsid="0011f03c"/>
    </style:style>
    <style:style style:name="P6" style:family="paragraph" style:parent-style-name="Text_20_body" style:list-style-name="L8">
      <style:text-properties fo:font-weight="normal" officeooo:paragraph-rsid="0011f03c" style:font-weight-asian="normal" style:font-weight-complex="normal"/>
    </style:style>
    <style:style style:name="T1" style:family="text">
      <style:text-properties officeooo:rsid="0011f03c"/>
    </style:style>
    <style:style style:name="T2" style:family="text">
      <style:text-properties fo:font-weight="bold" officeooo:rsid="0011f03c" style:font-weight-asian="bold" style:font-weight-complex="bold"/>
    </style:style>
    <style:style style:name="T3" style:family="text">
      <style:text-properties fo:font-weight="normal" officeooo:rsid="0011f03c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text:bullet-char="•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Nesta primeira disciplina de m</text:span>etodologia e <text:span text:style-name="T1">p</text:span>rojeto para <text:span text:style-name="T1">c</text:span>iências de <text:span text:style-name="T1">d</text:span>ados <text:span text:style-name="T1">abordamos</text:span> os princípios básicos para a construção do seu Projeto de Pesquisa. <text:span text:style-name="T1">Afim de produzir o Projeto de Conclusão de Curso. Para isso, creio, que é essencial respondermos a 4 perguntas:</text:span></text:p>
      <text:list xml:id="list139123008" text:style-name="L1">
        <text:list-item>
          <text:p text:style-name="P1"><text:span text:style-name="Strong_20_Emphasis">O que é pesquisa científica?</text:span></text:p>
          <text:list>
            <text:list-item>
              <text:p text:style-name="P2">A pesquisa científica é um conjunto de conhecimentos estruturados e sistemáticos focados em uma área específica, visando descobrir novos entendimentos ou soluções.</text:p>
            </text:list-item>
          </text:list>
        </text:list-item>
        <text:list-item>
          <text:p text:style-name="P1"><text:span text:style-name="Strong_20_Emphasis">Por que realizar pesquisa científica?</text:span></text:p>
          <text:list>
            <text:list-item>
              <text:p text:style-name="P2">Fazer pesquisa científica é importante devido à validade e reprodutibilidade dos resultados, garantindo soluções confiáveis e contribuindo para o avanço do conhecimento em uma área.</text:p>
            </text:list-item>
          </text:list>
        </text:list-item>
        <text:list-item>
          <text:p text:style-name="P3"><text:span text:style-name="Strong_20_Emphasis">Como elaborar um projeto de pesquisa e sua importância para o PCC?</text:span></text:p>
          <text:list>
            <text:list-item>
              <text:p text:style-name="P3">O projeto de pesquisa funciona como um roteiro de trabalho para o Projeto de Conclusão de Curso, proporcionando disciplina e organização. Ele inclui elementos como título, justificativa, objetivos, metodologia, cronograma, resultados esperados e referências bibliográficas.</text:p>
            </text:list-item>
          </text:list>
        </text:list-item>
        <text:list-item>
          <text:p text:style-name="P3"><text:span text:style-name="T2">Quais são os elementos que compõe um projeto de pesquisa?</text:span></text:p>
        </text:list-item>
      </text:list>
      <text:list xml:id="list282540655" text:style-name="L8">
        <text:list-item>
          <text:list>
            <text:list-item>
              <text:list>
                <text:list-item>
                  <text:p text:style-name="P6"><text:span text:style-name="T1"><text:s/>Nome do Aluno e do</text:span></text:p>
                </text:list-item>
                <text:list-item>
                  <text:p text:style-name="P6"><text:span text:style-name="T1">Orientador</text:span></text:p>
                </text:list-item>
                <text:list-item>
                  <text:p text:style-name="P6"><text:span text:style-name="T1">Justificativa e importância.</text:span></text:p>
                </text:list-item>
                <text:list-item>
                  <text:p text:style-name="P6"><text:span text:style-name="T1">Objetivos gerais e específicos</text:span></text:p>
                </text:list-item>
                <text:list-item>
                  <text:p text:style-name="P6"><text:span text:style-name="T1">da pesquisa a ser realizada</text:span></text:p>
                </text:list-item>
                <text:list-item>
                  <text:p text:style-name="P6"><text:span text:style-name="T1">Metodologia a ser utilizada.</text:span></text:p>
                </text:list-item>
                <text:list-item>
                  <text:p text:style-name="P6"><text:span text:style-name="T1">Cronograma a ser seguido,</text:span></text:p>
                </text:list-item>
                <text:list-item>
                  <text:p text:style-name="P6"><text:span text:style-name="T1">incluindo as etapas que serão</text:span></text:p>
                </text:list-item>
                <text:list-item>
                  <text:p text:style-name="P6"><text:span text:style-name="T1">percorridas.</text:span></text:p>
                </text:list-item>
                <text:list-item>
                  <text:p text:style-name="P6"><text:span text:style-name="T1">Resultados e Impactos</text:span></text:p>
                </text:list-item>
                <text:list-item>
                  <text:p text:style-name="P6"><text:span text:style-name="T1">Esperados.</text:span></text:p>
                </text:list-item>
                <text:list-item>
                  <text:p text:style-name="P6"><text:span text:style-name="T1">Referências bibliográficas</text:span></text:p>
                </text:list-item>
                <text:list-item>
                  <text:p text:style-name="P5"><text:span text:style-name="T3">(máximo 10 referências)</text:span><text:span text:style-name="T2"><text:line-break/><text:line-break/><text:line-break/><text:line-break/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4T18:04:55.599000000</meta:creation-date>
    <dc:date>2024-04-14T18:13:22.061000000</dc:date>
    <meta:editing-duration>PT8M27S</meta:editing-duration>
    <meta:editing-cycles>1</meta:editing-cycles>
    <meta:document-statistic meta:table-count="0" meta:image-count="0" meta:object-count="0" meta:page-count="1" meta:paragraph-count="21" meta:word-count="217" meta:character-count="1384" meta:non-whitespace-character-count="1203"/>
    <meta:generator>LibreOffice/7.5.4.2$Windows_X86_64 LibreOffice_project/36ccfdc35048b057fd9854c757a8b67ec53977b6</meta:generator>
  </office:meta>
</office:document-meta>
</file>